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ec08" officeooo:paragraph-rsid="0007ec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29473250" text:style-name="L1">
        <text:list-item>
          <text:p text:style-name="P1">Alliés: un pote qui te rend service</text:p>
        </text:list-item>
        <text:list-item>
          <text:p text:style-name="P1">Ancêtre / vie passé (indiens uniquement): une fois par histoire, apprend technqiues, infos...</text:p>
        </text:list-item>
        <text:list-item>
          <text:p text:style-name="P1">Contacts: réseau</text:p>
        </text:list-item>
        <text:list-item>
          <text:p text:style-name="P1">Destinée: aide à réussir quelque chose de compliqué, une fois par histoire</text:p>
        </text:list-item>
        <text:list-item>
          <text:p text:style-name="P1">Artefact: un objet magique</text:p>
        </text:list-item>
        <text:list-item>
          <text:p text:style-name="P1">Biomécanique: </text:p>
        </text:list-item>
        <text:list-item>
          <text:p text:style-name="P1">Ressource: argent</text:p>
        </text:list-item>
        <text:list-item>
          <text:p text:style-name="P1">Familier</text:p>
        </text:list-item>
        <text:list-item>
          <text:p text:style-name="P1">Totem</text:p>
        </text:list-item>
        <text:list-item>
          <text:p text:style-name="P1">Réputation</text:p>
        </text:list-item>
        <text:list-item>
          <text:p text:style-name="P1">Statut: prestige de "l'uniforme".</text:p>
        </text:list-item>
        <text:list-item>
          <text:p text:style-name="P1">Réquisition: dans une organisation qui de donne des trucs</text:p>
        </text:list-item>
        <text:list-item>
          <text:p text:style-name="P1">Bénédiction: un petit avantage dans la vie contre un petit inconvénient</text:p>
          <text:list>
            <text:list-item>
              <text:p text:style-name="P1">1. Toujours propre, présente bien, mais sent l'oignon de prêt (interdit aux orcs)</text:p>
            </text:list-item>
            <text:list-item>
              <text:p text:style-name="P1">2. Cuisine répond toujours à tes besoins, mais a un goût infect (ou l'inverse)</text:p>
            </text:list-item>
            <text:list-item>
              <text:p text:style-name="P1">3. Tu ne te perds jamais, mais tu es incapable d'expliquer un chemin à quelqu'un</text:p>
            </text:list-item>
            <text:list-item>
              <text:p text:style-name="P1">4. Tes idées semblent toujours raisonnables aux gens, mais elles finissent souvent mal</text:p>
            </text:list-item>
            <text:list-item>
              <text:p text:style-name="P1">5. Ton flingue a toujours une dernière balle, mais il s'enraie plus facilemen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1S</meta:editing-duration>
    <meta:editing-cycles>3</meta:editing-cycles>
    <meta:generator>LibreOffice/5.3.6.1$Windows_x86 LibreOffice_project/686f202eff87ef707079aeb7f485847613344eb7</meta:generator>
    <dc:date>2018-03-06T21:35:59.549000000</dc:date>
    <meta:document-statistic meta:table-count="0" meta:image-count="0" meta:object-count="0" meta:page-count="1" meta:paragraph-count="18" meta:word-count="154" meta:character-count="881" meta:non-whitespace-character-count="762"/>
    <meta:user-defined meta:name="Info 1"/>
    <meta:user-defined meta:name="Info 2"/>
    <meta:user-defined meta:name="Info 3"/>
    <meta:user-defined meta:name="Info 4"/>
  </office:meta>
</office:document-meta>
</file>